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4pt" fo:language="ru" fo:country="RU" style:font-size-asian="14pt" style:font-name-complex="Tahoma"/>
    </style:style>
    <style:style style:name="P2" style:family="paragraph" style:parent-style-name="Standard">
      <style:text-properties style:font-name="Tahoma" fo:font-size="14pt" fo:language="ru" fo:country="RU" style:font-name-asian="Wingdings" style:font-size-asian="14pt" style:font-name-complex="Tahoma"/>
    </style:style>
    <style:style style:name="P3" style:family="paragraph" style:parent-style-name="Standard">
      <style:text-properties style:font-name-asian="Wingdings"/>
    </style:style>
    <style:style style:name="P4" style:family="paragraph" style:parent-style-name="Standard">
      <style:text-properties style:font-name="Tahoma" fo:font-size="14pt" fo:language="ru" fo:country="RU" style:font-size-asian="14pt" style:font-name-complex="Tahoma"/>
    </style:style>
    <style:style style:name="P5" style:family="paragraph" style:parent-style-name="Standard">
      <style:text-properties style:font-name="Tahoma" fo:font-size="14pt" fo:language="ru" fo:country="RU" officeooo:paragraph-rsid="0009fed0" style:font-size-asian="14pt" style:font-name-complex="Tahoma"/>
    </style:style>
    <style:style style:name="P6" style:family="paragraph" style:parent-style-name="Standard">
      <style:text-properties style:font-name="Tahoma" fo:font-size="14pt" fo:language="ru" fo:country="RU" style:font-name-asian="Wingdings" style:font-size-asian="14pt" style:font-name-complex="Tahoma"/>
    </style:style>
    <style:style style:name="P7" style:family="paragraph" style:parent-style-name="Standard">
      <style:text-properties style:font-name="Tahoma" fo:font-size="14pt" fo:language="ru" fo:country="RU" officeooo:rsid="0025c71b" officeooo:paragraph-rsid="0025c71b" style:font-name-asian="Wingdings" style:font-size-asian="14pt" style:font-name-complex="Tahoma"/>
    </style:style>
    <style:style style:name="P8" style:family="paragraph" style:parent-style-name="Standard">
      <style:text-properties style:font-name="Tahoma" fo:font-size="14pt" fo:language="ru" fo:country="RU" officeooo:rsid="004f2199" officeooo:paragraph-rsid="004f2199" style:font-name-asian="Wingdings" style:font-size-asian="14pt" style:font-name-complex="Tahoma"/>
    </style:style>
    <style:style style:name="P9" style:family="paragraph" style:parent-style-name="Standard">
      <style:text-properties style:font-name="Tahoma" fo:font-size="14pt" fo:language="ru" fo:country="RU" fo:font-weight="bold" officeooo:rsid="004f2199" officeooo:paragraph-rsid="004f2199" style:font-name-asian="Wingdings" style:font-size-asian="14pt" style:font-weight-asian="bold" style:font-name-complex="Tahoma" style:font-weight-complex="bold"/>
    </style:style>
    <style:style style:name="P10" style:family="paragraph" style:parent-style-name="Standard">
      <style:text-properties style:font-name="Tahoma" fo:font-size="14pt" fo:language="en" fo:country="US" officeooo:rsid="0050e5ee" officeooo:paragraph-rsid="0050e5ee" style:font-name-asian="Wingdings" style:font-size-asian="14pt" style:font-name-complex="Tahoma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text-properties officeooo:paragraph-rsid="001c2e10"/>
    </style:style>
    <style:style style:name="P13" style:family="paragraph" style:parent-style-name="Standard">
      <style:text-properties fo:text-transform="uppercase" style:use-window-font-color="true" style:font-name="Tahoma" fo:font-size="14pt" fo:language="ru" fo:country="RU" fo:font-weight="bold" style:font-name-asian="Calibri" style:font-size-asian="14pt" style:font-weight-asian="bold" style:font-name-complex="Tahoma" style:font-size-complex="11pt" style:language-complex="ar" style:country-complex="SA" style:font-weight-complex="bold" loext:shadow="none"/>
    </style:style>
    <style:style style:name="P14" style:family="paragraph" style:parent-style-name="Standard" style:master-page-name="">
      <style:paragraph-properties style:page-number="auto"/>
      <style:text-properties style:font-name="Tahoma" fo:font-size="14pt" fo:language="ru" fo:country="RU" officeooo:rsid="001fce0e" officeooo:paragraph-rsid="001fce0e" style:font-name-asian="Wingdings" style:font-size-asian="14pt" style:font-name-complex="Tahoma"/>
    </style:style>
    <style:style style:name="P15" style:family="paragraph" style:parent-style-name="Heading" style:master-page-name="Standard">
      <style:paragraph-properties style:page-number="auto"/>
      <style:text-properties fo:language="ru" fo:country="RU"/>
    </style:style>
    <style:style style:name="P16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/>
    </style:style>
    <style:style style:name="P17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style:writing-mode="lr-tb"/>
      <style:text-properties fo:language="ru" fo:country="RU" style:font-name-asian="Wingdings"/>
    </style:style>
    <style:style style:name="P18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/>
    </style:style>
    <style:style style:name="P19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 style:font-name-asian="Wingdings"/>
    </style:style>
    <style:style style:name="P20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 style:font-name-asian="Wingdings"/>
    </style:style>
    <style:style style:name="P21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 style:font-name-asian="Wingdings"/>
    </style:style>
    <style:style style:name="P22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 style:font-name-asian="Wingdings"/>
    </style:style>
    <style:style style:name="P23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 style:font-name-asian="Wingdings"/>
    </style:style>
    <style:style style:name="P24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 style:font-name-asian="Wingdings"/>
    </style:style>
    <style:style style:name="P25" style:family="paragraph" style:parent-style-name="Heading_20_1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fo:background-color="transparent" fo:keep-with-next="always" style:writing-mode="lr-tb"/>
      <style:text-properties fo:language="ru" fo:country="RU" officeooo:paragraph-rsid="001c2e10" style:font-name-asian="Wingdings"/>
    </style:style>
    <style:style style:name="P26" style:family="paragraph" style:parent-style-name="Heading_20_1" style:master-page-name="">
      <loext:graphic-properties draw:fill="none"/>
      <style:paragraph-properties fo:margin-left="-0.9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fo:language="ru" fo:country="RU" officeooo:paragraph-rsid="0009fed0"/>
    </style:style>
    <style:style style:name="T1" style:family="text">
      <style:text-properties fo:language="ru" fo:country="RU" officeooo:rsid="00533733"/>
    </style:style>
    <style:style style:name="T2" style:family="text">
      <style:text-properties style:font-name="Tahoma" fo:font-size="14pt" style:font-size-asian="14pt" style:font-name-complex="Tahoma"/>
    </style:style>
    <style:style style:name="T3" style:family="text">
      <style:text-properties style:font-name="Tahoma" fo:font-size="14pt" fo:language="ru" fo:country="RU" style:font-size-asian="14pt" style:font-name-complex="Tahoma"/>
    </style:style>
    <style:style style:name="T4" style:family="text">
      <style:text-properties style:font-name="Tahoma" fo:font-size="14pt" fo:language="ru" fo:country="RU" officeooo:rsid="001a959d" style:font-size-asian="14pt" style:font-name-complex="Tahoma"/>
    </style:style>
    <style:style style:name="T5" style:family="text">
      <style:text-properties style:font-name="Tahoma" fo:font-size="14pt" fo:language="ru" fo:country="RU" officeooo:rsid="003bfeee" style:font-size-asian="14pt" style:font-name-complex="Tahoma"/>
    </style:style>
    <style:style style:name="T6" style:family="text">
      <style:text-properties style:font-name="Tahoma" fo:font-size="14pt" fo:language="ru" fo:country="RU" officeooo:rsid="003d659b" style:font-size-asian="14pt" style:font-name-complex="Tahoma"/>
    </style:style>
    <style:style style:name="T7" style:family="text">
      <style:text-properties style:font-name="Tahoma" fo:font-size="14pt" fo:language="ru" fo:country="RU" officeooo:rsid="003da563" style:font-size-asian="14pt" style:font-name-complex="Tahoma"/>
    </style:style>
    <style:style style:name="T8" style:family="text">
      <style:text-properties style:font-name="Tahoma" fo:font-size="14pt" fo:language="ru" fo:country="RU" officeooo:rsid="004154e2" style:font-size-asian="14pt" style:font-name-complex="Tahoma"/>
    </style:style>
    <style:style style:name="T9" style:family="text">
      <style:text-properties style:font-name="Tahoma" fo:font-size="14pt" fo:language="ru" fo:country="RU" style:font-name-asian="Wingdings" style:font-size-asian="14pt" style:font-name-complex="Tahoma"/>
    </style:style>
    <style:style style:name="T10" style:family="text">
      <style:text-properties style:font-name="Tahoma" fo:font-size="14pt" fo:language="ru" fo:country="RU" officeooo:rsid="001afa98" style:font-name-asian="Wingdings" style:font-size-asian="14pt" style:font-name-complex="Tahoma"/>
    </style:style>
    <style:style style:name="T11" style:family="text">
      <style:text-properties style:font-name="Tahoma" fo:font-size="14pt" fo:language="ru" fo:country="RU" officeooo:rsid="004ef2dc" style:font-name-asian="Wingdings" style:font-size-asian="14pt" style:font-name-complex="Tahoma"/>
    </style:style>
    <style:style style:name="T12" style:family="text">
      <style:text-properties style:font-name="Tahoma" fo:font-size="14pt" fo:font-weight="bold" style:font-size-asian="14pt" style:font-weight-asian="bold" style:font-name-complex="Tahoma" style:font-weight-complex="bold"/>
    </style:style>
    <style:style style:name="T13" style:family="text">
      <style:text-properties style:font-name="Wingdings" fo:font-size="14pt" fo:language="ru" fo:country="RU" style:font-name-asian="Wingdings" style:font-size-asian="14pt" style:font-name-complex="Wingdings"/>
    </style:style>
    <style:style style:name="T14" style:family="text">
      <style:text-properties officeooo:rsid="0009fed0"/>
    </style:style>
    <style:style style:name="T15" style:family="text">
      <style:text-properties officeooo:rsid="000a8d0d"/>
    </style:style>
    <style:style style:name="T16" style:family="text">
      <style:text-properties officeooo:rsid="000a9ec0"/>
    </style:style>
    <style:style style:name="T17" style:family="text">
      <style:text-properties officeooo:rsid="000c92ee"/>
    </style:style>
    <style:style style:name="T18" style:family="text">
      <style:text-properties officeooo:rsid="000c99b5"/>
    </style:style>
    <style:style style:name="T19" style:family="text">
      <style:text-properties officeooo:rsid="000e36f6"/>
    </style:style>
    <style:style style:name="T20" style:family="text">
      <style:text-properties officeooo:rsid="0010d15f"/>
    </style:style>
    <style:style style:name="T21" style:family="text">
      <style:text-properties officeooo:rsid="0016e5a3"/>
    </style:style>
    <style:style style:name="T22" style:family="text">
      <style:text-properties officeooo:rsid="0018d1a6"/>
    </style:style>
    <style:style style:name="T23" style:family="text">
      <style:text-properties officeooo:rsid="001addc6"/>
    </style:style>
    <style:style style:name="T24" style:family="text">
      <style:text-properties officeooo:rsid="002012c8"/>
    </style:style>
    <style:style style:name="T25" style:family="text">
      <style:text-properties officeooo:rsid="002163f5"/>
    </style:style>
    <style:style style:name="T26" style:family="text">
      <style:text-properties officeooo:rsid="00222cf5"/>
    </style:style>
    <style:style style:name="T27" style:family="text">
      <style:text-properties officeooo:rsid="00232590"/>
    </style:style>
    <style:style style:name="T28" style:family="text">
      <style:text-properties officeooo:rsid="002743d2"/>
    </style:style>
    <style:style style:name="T29" style:family="text">
      <style:text-properties officeooo:rsid="0028a74c"/>
    </style:style>
    <style:style style:name="T30" style:family="text">
      <style:text-properties officeooo:rsid="002edae3"/>
    </style:style>
    <style:style style:name="T31" style:family="text">
      <style:text-properties officeooo:rsid="003096fa"/>
    </style:style>
    <style:style style:name="T32" style:family="text">
      <style:text-properties officeooo:rsid="0033d94e"/>
    </style:style>
    <style:style style:name="T33" style:family="text">
      <style:text-properties officeooo:rsid="003489c7"/>
    </style:style>
    <style:style style:name="T34" style:family="text">
      <style:text-properties officeooo:rsid="0036f43f"/>
    </style:style>
    <style:style style:name="T35" style:family="text">
      <style:text-properties officeooo:rsid="0038c261"/>
    </style:style>
    <style:style style:name="T36" style:family="text">
      <style:text-properties officeooo:rsid="004c3592"/>
    </style:style>
    <style:style style:name="T37" style:family="text">
      <style:text-properties officeooo:rsid="004dd6fc"/>
    </style:style>
    <style:style style:name="T38" style:family="text">
      <style:text-properties officeooo:rsid="004ef2dc"/>
    </style:style>
    <style:style style:name="T39" style:family="text">
      <style:text-properties officeooo:rsid="0050e5ee"/>
    </style:style>
    <style:style style:name="T40" style:family="text">
      <style:text-properties officeooo:rsid="00533733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9fed0" style:font-weight-asian="bold" style:font-weight-complex="bold"/>
    </style:style>
    <style:style style:name="T43" style:family="text">
      <style:text-properties fo:font-weight="bold" officeooo:rsid="000a8d0d" style:font-weight-asian="bold" style:font-weight-complex="bold"/>
    </style:style>
    <style:style style:name="T44" style:family="text">
      <style:text-properties fo:font-weight="bold" officeooo:rsid="000a9ec0" style:font-weight-asian="bold" style:font-weight-complex="bold"/>
    </style:style>
    <style:style style:name="T45" style:family="text">
      <style:text-properties fo:font-weight="bold" officeooo:rsid="0010d15f" style:font-weight-asian="bold" style:font-weight-complex="bold"/>
    </style:style>
    <style:style style:name="T46" style:family="text">
      <style:text-properties officeooo:rsid="005508df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0a8d0d" style:font-weight-asian="normal" style:font-weight-complex="normal"/>
    </style:style>
    <style:style style:name="T49" style:family="text">
      <style:text-properties fo:font-weight="normal" officeooo:rsid="0010d15f" style:font-weight-asian="normal" style:font-weight-complex="normal"/>
    </style:style>
    <style:style style:name="T50" style:family="text">
      <style:text-properties style:use-window-font-color="true" fo:font-weight="bold" style:font-name-asian="Calibri" style:font-weight-asian="bold" style:font-size-complex="11pt" style:language-complex="ar" style:country-complex="SA" style:font-weight-complex="bold"/>
    </style:style>
    <style:style style:name="T51" style:family="text">
      <style:text-properties style:use-window-font-color="true" fo:font-weight="bold" officeooo:rsid="000a9ec0" style:font-name-asian="Calibri" style:font-weight-asian="bold" style:font-size-complex="11pt" style:language-complex="ar" style:country-complex="SA" style:font-weight-complex="bold"/>
    </style:style>
    <style:style style:name="T52" style:family="text">
      <style:text-properties style:use-window-font-color="true" fo:font-weight="bold" officeooo:rsid="0018d1a6" style:font-name-asian="Calibri" style:font-weight-asian="bold" style:font-size-complex="11pt" style:language-complex="ar" style:country-complex="SA" style:font-weight-complex="bold"/>
    </style:style>
    <style:style style:name="T53" style:family="text">
      <style:text-properties fo:text-transform="uppercase" style:use-window-font-color="true" fo:font-weight="bold" style:font-name-asian="Calibri" style:font-weight-asian="bold" style:font-size-complex="11pt" style:language-complex="ar" style:country-complex="SA" style:font-weight-complex="bold" loext:shadow="none"/>
    </style:style>
    <style:style style:name="T54" style:family="text">
      <style:text-properties fo:text-transform="uppercase" style:use-window-font-color="true" fo:font-weight="bold" officeooo:rsid="0018d1a6" style:font-name-asian="Calibri" style:font-weight-asian="bold" style:font-size-complex="11pt" style:language-complex="ar" style:country-complex="SA" style:font-weight-complex="bold" loext:shadow="none"/>
    </style:style>
    <style:style style:name="T55" style:family="text">
      <style:text-properties fo:text-transform="uppercase" style:use-window-font-color="true" fo:font-weight="bold" officeooo:rsid="0016e5a3" style:font-name-asian="Calibri" style:font-weight-asian="bold" style:font-size-complex="11pt" style:language-complex="ar" style:country-complex="SA" style:font-weight-complex="bold" loext:shadow="none"/>
    </style:style>
    <style:style style:name="T56" style:family="text">
      <style:text-properties fo:text-transform="uppercase" style:use-window-font-color="true" fo:font-weight="bold" officeooo:rsid="002163f5" style:font-name-asian="Calibri" style:font-weight-asian="bold" style:font-size-complex="11pt" style:language-complex="ar" style:country-complex="SA" style:font-weight-complex="bold" loext:shadow="none"/>
    </style:style>
    <style:style style:name="T57" style:family="text">
      <style:text-properties fo:text-transform="uppercase" style:use-window-font-color="true" fo:font-weight="bold" officeooo:rsid="00222cf5" style:font-name-asian="Calibri" style:font-weight-asian="bold" style:font-size-complex="11pt" style:language-complex="ar" style:country-complex="SA" style:font-weight-complex="bold" loext:shadow="none"/>
    </style:style>
    <style:style style:name="T58" style:family="text">
      <style:text-properties fo:text-transform="uppercase" style:use-window-font-color="true" fo:font-weight="bold" officeooo:rsid="00232590" style:font-name-asian="Calibri" style:font-weight-asian="bold" style:font-size-complex="11pt" style:language-complex="ar" style:country-complex="SA" style:font-weight-complex="bold" loext:shadow="none"/>
    </style:style>
    <style:style style:name="T59" style:family="text">
      <style:text-properties fo:text-transform="uppercase" style:use-window-font-color="true" fo:font-weight="bold" officeooo:rsid="002743d2" style:font-name-asian="Calibri" style:font-weight-asian="bold" style:font-size-complex="11pt" style:language-complex="ar" style:country-complex="SA" style:font-weight-complex="bold" loext:shadow="none"/>
    </style:style>
    <style:style style:name="T60" style:family="text">
      <style:text-properties fo:text-transform="uppercase" style:use-window-font-color="true" fo:font-weight="bold" officeooo:rsid="003096fa" style:font-name-asian="Calibri" style:font-weight-asian="bold" style:font-size-complex="11pt" style:language-complex="ar" style:country-complex="SA" style:font-weight-complex="bold" loext:shadow="none"/>
    </style:style>
    <style:style style:name="T61" style:family="text">
      <style:text-properties fo:text-transform="uppercase" style:use-window-font-color="true" fo:font-weight="bold" officeooo:rsid="0033d94e" style:font-name-asian="Calibri" style:font-weight-asian="bold" style:font-size-complex="11pt" style:language-complex="ar" style:country-complex="SA" style:font-weight-complex="bold" loext:shadow="none"/>
    </style:style>
    <style:style style:name="T62" style:family="text">
      <style:text-properties fo:text-transform="uppercase" style:use-window-font-color="true" fo:font-weight="bold" officeooo:rsid="003489c7" style:font-name-asian="Calibri" style:font-weight-asian="bold" style:font-size-complex="11pt" style:language-complex="ar" style:country-complex="SA" style:font-weight-complex="bold" loext:shadow="none"/>
    </style:style>
    <style:style style:name="T63" style:family="text">
      <style:text-properties fo:text-transform="uppercase" style:use-window-font-color="true" fo:font-weight="bold" officeooo:rsid="004c3592" style:font-name-asian="Calibri" style:font-weight-asian="bold" style:font-size-complex="11pt" style:language-complex="ar" style:country-complex="SA" style:font-weight-complex="bold" loext:shadow="none"/>
    </style:style>
    <style:style style:name="T64" style:family="text">
      <style:text-properties fo:text-transform="uppercase" style:use-window-font-color="true" fo:font-weight="bold" officeooo:rsid="004dd6fc" style:font-name-asian="Calibri" style:font-weight-asian="bold" style:font-size-complex="11pt" style:language-complex="ar" style:country-complex="SA" style:font-weight-complex="bold" loext:shadow="none"/>
    </style:style>
    <style:style style:name="T65" style:family="text">
      <style:text-properties fo:text-transform="uppercase" style:use-window-font-color="true" style:font-name="Tahoma" fo:font-size="14pt" fo:language="ru" fo:country="RU" fo:font-weight="bold" style:font-name-asian="Calibri" style:font-size-asian="14pt" style:font-weight-asian="bold" style:font-name-complex="Tahoma" style:font-size-complex="11pt" style:language-complex="ar" style:country-complex="SA" style:font-weight-complex="bold" loext:shadow="none"/>
    </style:style>
    <style:style style:name="T66" style:family="text">
      <style:text-properties fo:text-transform="uppercase" style:use-window-font-color="true" style:font-name="Tahoma" fo:font-size="14pt" fo:language="ru" fo:country="RU" fo:font-weight="bold" officeooo:rsid="001afa98" style:font-name-asian="Calibri" style:font-size-asian="14pt" style:font-weight-asian="bold" style:font-name-complex="Tahoma" style:font-size-complex="11pt" style:language-complex="ar" style:country-complex="SA" style:font-weight-complex="bold" loext:shadow="none"/>
    </style:style>
    <style:style style:name="T67" style:family="text">
      <style:text-properties fo:text-transform="uppercase" style:use-window-font-color="true" style:font-name="Tahoma" fo:font-size="14pt" fo:language="ru" fo:country="RU" fo:font-weight="bold" officeooo:rsid="003bfeee" style:font-name-asian="Calibri" style:font-size-asian="14pt" style:font-weight-asian="bold" style:font-name-complex="Tahoma" style:font-size-complex="11pt" style:language-complex="ar" style:country-complex="SA" style:font-weight-complex="bold" loext:shadow="none"/>
    </style:style>
    <style:style style:name="T68" style:family="text">
      <style:text-properties fo:text-transform="uppercase" style:use-window-font-color="true" style:font-name="Tahoma" fo:font-size="14pt" fo:language="ru" fo:country="RU" fo:font-weight="bold" officeooo:rsid="003d659b" style:font-name-asian="Calibri" style:font-size-asian="14pt" style:font-weight-asian="bold" style:font-name-complex="Tahoma" style:font-size-complex="11pt" style:language-complex="ar" style:country-complex="SA" style:font-weight-complex="bold" loext:shadow="none"/>
    </style:style>
    <style:style style:name="T69" style:family="text">
      <style:text-properties fo:text-transform="uppercase" style:use-window-font-color="true" style:font-name="Tahoma" fo:font-size="14pt" fo:language="ru" fo:country="RU" fo:font-weight="bold" officeooo:rsid="003da563" style:font-name-asian="Calibri" style:font-size-asian="14pt" style:font-weight-asian="bold" style:font-name-complex="Tahoma" style:font-size-complex="11pt" style:language-complex="ar" style:country-complex="SA" style:font-weight-complex="bold" loext:shadow="none"/>
    </style:style>
    <style:style style:name="T70" style:family="text">
      <style:text-properties fo:text-transform="uppercase" style:use-window-font-color="true" style:font-name="Tahoma" fo:font-size="14pt" fo:language="ru" fo:country="RU" fo:font-weight="bold" officeooo:rsid="004154e2" style:font-name-asian="Calibri" style:font-size-asian="14pt" style:font-weight-asian="bold" style:font-name-complex="Tahoma" style:font-size-complex="11pt" style:language-complex="ar" style:country-complex="SA" style:font-weight-complex="bold" loext:shadow="none"/>
    </style:style>
    <style:style style:name="T71" style:family="text">
      <style:text-properties fo:text-transform="uppercase" style:use-window-font-color="true" style:font-name="Tahoma" fo:font-size="14pt" fo:language="ru" fo:country="RU" fo:font-weight="bold" officeooo:rsid="004dd6fc" style:font-name-asian="Calibri" style:font-size-asian="14pt" style:font-weight-asian="bold" style:font-name-complex="Tahoma" style:font-size-complex="11pt" style:language-complex="ar" style:country-complex="SA" style:font-weight-complex="bold" loext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Текст презентации.</text:h>
      <text:h text:style-name="P26" text:outline-level="1">Слайд <text:span text:style-name="T14">2</text:span>.</text:h>
      <text:p text:style-name="P11"><text:span text:style-name="T12">ЗДРАВСТВУЙТЕ, МЕНЯ ЗОВУТ ВЛАД, </text:span><text:span text:style-name="T2">и я участник студии КрашПро по программированию на языке Си.</text:span></text:p>
      <text:p text:style-name="P5">В <text:span text:style-name="T14">ходе</text:span> обучения я <text:span text:style-name="T41">НАПИСАЛ ПРОГРАММУ «</text:span><text:span text:style-name="T42">CAPTURE THE SAUSAGE</text:span><text:span text:style-name="T41">», </text:span>о которой и хочу вам рассказать в своей презентации.</text:p>
      <text:h text:style-name="P16" text:outline-level="1">Слайд 3.</text:h>
      <text:p text:style-name="P1"><text:span text:style-name="T41">ЦЕЛЬ НАШИХ ЗАНЯТИЙ В СТУДИИ </text:span>сост<text:span text:style-name="T46">ояла</text:span> в том, чтобы познакомится и <text:span text:style-name="T41">ИЗУЧИТЬ ЯЗЫК ПРОГРАММИРОВАНИЯ СИ</text:span> и научится использовать его для <text:span text:style-name="T41">СОЗДАНИЯ </text:span>различных компьютерный <text:span text:style-name="T41">ПРОГРАММ.</text:span></text:p>
      <text:p text:style-name="P1"><text:span text:style-name="T41">В </text:span><text:span text:style-name="T43">ХОДЕ</text:span><text:span text:style-name="T41"> ОБУЧЕНИЯ</text:span> <text:span text:style-name="T16">мы </text:span><text:span text:style-name="T44">РАЗРАБАТЫВАЛИ</text:span><text:span text:style-name="T41"> КОМПЬЮТЕРНУЮ ИГРУ,</text:span> <text:span text:style-name="T16">что и </text:span><text:span text:style-name="T51">СТАЛО </text:span><text:span text:style-name="T44">ЦЕЛЬЮ МОЕЙ РАБОТЫ</text:span><text:span text:style-name="T41">. </text:span>Мне <text:span text:style-name="T17">это </text:span>понравил<text:span text:style-name="T17">ось</text:span>, и я при первой возможности приступил к созданию кода на языке Си.</text:p>
      <text:p text:style-name="P1">В ходе <text:span text:style-name="T18">работы</text:span> <text:span text:style-name="T41">НЕОБХОДИМО БЫЛО СОЗДАТЬ СЮЖЕТ</text:span> игры, найти и <text:span text:style-name="T41">ПОДГОТОВИТЬ КАРТИНКИ</text:span> <text:span text:style-name="T19">с героями</text:span>, <text:span text:style-name="T41">РАЗРАБОТАТЬ АРХИТЕКТУРУ</text:span> программы и <text:span text:style-name="T41">РЕАЛИЗОВАТЬ ПРОДОЛЖЕНИЕ ИГРЫ</text:span> (2 уровень).</text:p>
      <text:h text:style-name="P16" text:outline-level="1">Слайд 4.</text:h>
      <text:p text:style-name="P1"><text:span text:style-name="T45">С</text:span><text:span text:style-name="T41">ЮЖЕТ </text:span>игры заключается в том, что <text:span text:style-name="T53">главные персонаж передвига</text:span><text:span text:style-name="T54">е</text:span><text:span text:style-name="T53">тся</text:span> по полю, <text:span text:style-name="T53">убегая от врагов</text:span> и пытаясь <text:span text:style-name="T53">добраться до приза</text:span> за определенное <text:span text:style-name="T53">врем</text:span><text:span text:style-name="T55">я</text:span><text:span text:style-name="T53">.</text:span></text:p>
      <text:p text:style-name="Standard"><text:span text:style-name="T3">В моей игре </text:span><text:span text:style-name="T65">главным героем</text:span><text:span text:style-name="T3"> является кошка. </text:span><text:span text:style-name="T65">Враги</text:span><text:span text:style-name="T3"> – это собаки, одна из которых бегает за </text:span><text:span text:style-name="T4">ней</text:span><text:span text:style-name="T3">, а </text:span><text:span text:style-name="T65">вторая – слишком ленивая</text:span><text:span text:style-name="T3"> и бегает хаотично, просто по полю. </text:span><text:span text:style-name="T13"></text:span></text:p>
      <text:p text:style-name="P2"><text:span text:style-name="T53">Главный приз</text:span> – <text:span text:style-name="T23">это </text:span>колбаса.</text:p>
      <text:p text:style-name="P2">Главный персонаж <text:span text:style-name="T53">управляется клавишами клавиатуры.</text:span></text:p>
      <text:p text:style-name="P2">На экране мы можем увидеть <text:span text:style-name="T53">текущее время игры.</text:span></text:p>
      <text:p text:style-name="P2">Игра <text:span text:style-name="T53">заканчивается, </text:span>когда одна из собак догоняет кошку. А <text:span text:style-name="T53">переход на следующий уровень</text:span> происходит при касании приза (колбасы).</text:p>
      <text:h text:style-name="P19" text:outline-level="1"><text:soft-page-break/>Слайд 5.</text:h>
      <text:p text:style-name="P12"><text:span text:style-name="T65">Второй уровень</text:span><text:span text:style-name="T9"> переносит нас </text:span><text:span text:style-name="T65">на 10 млн. лет вперед</text:span><text:span text:style-name="T9"> на то же место. Но теперь вместо леса и явно хорошей погоды образовались горы льда и снега. </text:span><text:span text:style-name="T66">Но</text:span><text:span text:style-name="T65"> главный приз – колбаса</text:span><text:span text:style-name="T9"> </text:span><text:span text:style-name="T10">пережила миллионы лет и </text:span><text:span text:style-name="T9">по-прежнему на месте. </text:span><text:span text:style-name="T13"></text:span></text:p>
      <text:p text:style-name="P14"><text:span text:style-name="T53">Второй уровень реализуется в программе теми же функциями, </text:span>что и первый. <text:span text:style-name="T24">Это позволяет добавлять уровни и дальше по мере необходимости.</text:span></text:p>
      <text:h text:style-name="P25" text:outline-level="1">Слайд 6.</text:h>
      <text:p text:style-name="P2">Прежде чем начать разрабатывать игру, мне было необходимо <text:span text:style-name="T56">продумать ее</text:span><text:span text:style-name="T53"> архитектуру. </text:span><text:span text:style-name="T26">С проектами с </text:span><text:span text:style-name="T57">плохой </text:span><text:span text:style-name="T26">архитектурой </text:span><text:span text:style-name="T57">легко работать вначале, </text:span><text:span text:style-name="T26">но потом все </text:span><text:span text:style-name="T57">тяжелее </text:span><text:span text:style-name="T26">и тяжелее и в конце можно </text:span><text:span text:style-name="T57">упереться в тупик</text:span><text:span text:style-name="T53">.</text:span> <text:span text:style-name="T27">Например, если бы я писал всю игру в </text:span><text:span text:style-name="T58">одной функции</text:span><text:span text:style-name="T27"> , то я бы легко сделал движение одного объекта, но не нескольких и тем более </text:span><text:span text:style-name="T58">не смог бы сделать несколько уровней.</text:span></text:p>
      <text:p text:style-name="P7">Архитектура построена по <text:span text:style-name="T53">принципу «разделяй и властвуй»,</text:span> <text:span text:style-name="T53">код разделен на функции, </text:span>их <text:span text:style-name="T53">взаимодействие</text:span> идет через <text:span text:style-name="T53">параметры.</text:span></text:p>
      <text:p text:style-name="P2">Таким образом мы имеем <text:span text:style-name="T53">понятную структуру </text:span>и возможность приступить сразу к написанию программы, не возвращаясь лишний раз к деталям сюжета.</text:p>
      <text:p text:style-name="P2"><text:span text:style-name="T28">Здесь представлена</text:span> <text:span text:style-name="T53">главн</text:span><text:span text:style-name="T59">ая</text:span><text:span text:style-name="T53"> функци</text:span><text:span text:style-name="T59">я</text:span><text:span text:style-name="T53">, </text:span>сразу за ней - <text:span text:style-name="T53">игровой цикл.</text:span> В <text:span text:style-name="T29">нем</text:span> содержатся команды и функции, отвечающие непосредственно за работу игры.</text:p>
      <text:p text:style-name="P2">- <text:span text:style-name="T53">Logic </text:span>отвечает за притяжения героя к герою; </text:p>
      <text:p text:style-name="P2">- <text:span text:style-name="T53">Physics</text:span> отвечает за движение и отражения от стенок; </text:p>
      <text:p text:style-name="P2">- <text:span text:style-name="T53">Touching </text:span>отвечает за столкновение между героями; </text:p>
      <text:p text:style-name="P2">- <text:span text:style-name="T53">RenderScreen </text:span>отвечает за отрисовку сцены.</text:p>
      <text:h text:style-name="P19" text:outline-level="1"><text:soft-page-break/>Слайд 7.</text:h>
      <text:p text:style-name="P2"><text:span text:style-name="T53">Столкновение</text:span> между героями <text:span text:style-name="T30">определяется</text:span> при помощи <text:span text:style-name="T53">теоремы Пифагора.</text:span> <text:span text:style-name="T31">Причем она здесь? Расстояние между героями — это катет </text:span><text:span text:style-name="T60">прямоугольного треугольника.</text:span><text:span text:style-name="T31"> Согласно теореме Пифагора, квадрат его </text:span>гипотенуз<text:span text:style-name="T30">ы</text:span> <text:span text:style-name="T30">равен</text:span> сумм<text:span text:style-name="T30">е</text:span> квадратов катетов. <text:span text:style-name="T53">Чтобы определить столкновение </text:span>героев, надо <text:span text:style-name="T32">рассчитать </text:span><text:span text:style-name="T61">длину одного катета</text:span><text:span text:style-name="T32"> (</text:span>от CatY отнять DogY<text:span text:style-name="T32">)</text:span> <text:span text:style-name="T53">и </text:span><text:span text:style-name="T61">другого катета</text:span><text:span text:style-name="T32"> (</text:span>от CatX отнять DogX<text:span text:style-name="T32">)</text:span> и <text:span text:style-name="T33">взять от этого квадратный корень</text:span>. Если <text:span text:style-name="T33">его величина</text:span> <text:span text:style-name="T53">меньше </text:span><text:span text:style-name="T62">суммы размеров героев </text:span><text:span text:style-name="T33">(</text:span>rCat <text:span text:style-name="T34">плюс</text:span> rDog<text:span text:style-name="T34">)</text:span>, то произ<text:span text:style-name="T35">ошло</text:span> столкновение.</text:p>
      <text:h text:style-name="P19" text:outline-level="1">Слайд 8.</text:h>
      <text:p text:style-name="P3"><text:span text:style-name="T5">В игре </text:span><text:span text:style-name="T67">одна из собак постоянно следует за </text:span><text:span text:style-name="T68">кошкой,</text:span><text:span text:style-name="T6"> </text:span><text:span text:style-name="T7">то есть как бы </text:span><text:span text:style-name="T69">притягивается </text:span><text:span text:style-name="T7">к ней</text:span><text:span text:style-name="T6">. </text:span><text:span text:style-name="T7">Это п</text:span><text:span text:style-name="T3">ритяжение </text:span><text:span text:style-name="T8">задается </text:span><text:span text:style-name="T70">скоростью собаки, которая </text:span><text:span text:style-name="T65">зависит от расстояния</text:span><text:span text:style-name="T3"> между </text:span><text:span text:style-name="T8">ней и кошкой</text:span><text:span text:style-name="T3">. </text:span><text:span text:style-name="T8">Она пропорциональна разности положений героев</text:span><text:span text:style-name="T3">. Что будет если </text:span><text:span text:style-name="T65">убрать последнее действие? </text:span><text:span text:style-name="T3">Собака сможет догнать кошку сразу после начала работы игры, поэтому мы делим на 15, чтобы собака снизила скорость.</text:span></text:p>
      <text:h text:style-name="P19" text:outline-level="1">Слайд 9.</text:h>
      <text:p text:style-name="P2"><text:span text:style-name="T53">Давайте перейдем к демонстрации программы.</text:span></text:p>
      <text:p text:style-name="P9">ДЕМО<text:span text:style-name="T39">НСТРАЦИЯ</text:span></text:p>
      <text:p text:style-name="P8"><text:span text:style-name="T40">Теперь перейдем к демонстрации игры. </text:span>Давайт<text:span text:style-name="T39">е запустим программу и я покажу.</text:span></text:p>
      <text:p text:style-name="P10">&lt;<text:span text:style-name="T1">запускаю программу </text:span>&gt;</text:p>
      <text:h text:style-name="P17" text:outline-level="1"><text:span text:style-name="T39">С</text:span>лайд 10.</text:h>
      <text:h text:style-name="P19" text:outline-level="1">Слайд 11.</text:h>
      <text:p text:style-name="P2"><text:span text:style-name="T53">В результате выполнения проекта </text:span><text:span text:style-name="T63">я продумал</text:span><text:span text:style-name="T53"> сюжет, </text:span>состоящий из двух уровней, <text:span text:style-name="T53">дизайн </text:span><text:span text:style-name="T37">этих уровней, также я продумал</text:span> <text:span text:style-name="T53">архитектуру</text:span> и <text:span text:style-name="T37">собственно </text:span><text:span text:style-name="T64">р</text:span><text:span text:style-name="T53">еализова</text:span><text:span text:style-name="T64">л</text:span><text:span text:style-name="T53"> </text:span><text:span text:style-name="T64">компьютерную игру</text:span><text:span text:style-name="T37"> на</text:span> язык<text:span text:style-name="T37">е</text:span> Си.</text:p>
      <text:h text:style-name="P19" text:outline-level="1"><text:soft-page-break/>Слайд 12.</text:h>
      <text:p text:style-name="P13">Спасибо за внимание. <text:span text:style-name="T38">Я готов ответить на</text:span> Ва<text:span text:style-name="T38">ши</text:span> вопросы 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skov, Dmitry</meta:initial-creator>
    <meta:creation-date>2017-04-21T17:13:00</meta:creation-date>
    <dc:date>2017-04-21T19:05:44.791000000</dc:date>
    <meta:editing-cycles>70</meta:editing-cycles>
    <meta:editing-duration>PT1H20M36S</meta:editing-duration>
    <meta:generator>LibreOffice/5.2.3.3$Windows_x86 LibreOffice_project/d54a8868f08a7b39642414cf2c8ef2f228f780cf</meta:generator>
    <meta:document-statistic meta:table-count="0" meta:image-count="0" meta:object-count="0" meta:page-count="4" meta:paragraph-count="41" meta:word-count="604" meta:character-count="3949" meta:non-whitespace-character-count="3378"/>
  </office:meta>
</office:document-meta>
</file>